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5H19M13.043051S" calcext:value-type="time">
            <text:p>1535:1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3H35M55.796S" calcext:value-type="time">
            <text:p>03:35</text:p>
          </table:table-cell>
          <table:table-cell table:style-name="ce3"/>
          <table:table-cell office:value-type="string" calcext:value-type="string">
            <text:p>Damage flash fix &amp; KillAll flexibility, UI volume &amp; brightness slider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3H35M55.796S" calcext:value-type="time">
            <text:p>03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7:52:37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4T14:21:43.396000000</dc:date>
    <meta:editing-duration>P68DT12H11M37S</meta:editing-duration>
    <meta:editing-cycles>1806</meta:editing-cycles>
    <meta:generator>LibreOffice/7.2.6.2$Windows_X86_64 LibreOffice_project/b0ec3a565991f7569a5a7f5d24fed7f52653d754</meta:generator>
    <dc:creator>Benjamin Laws</dc:creator>
    <meta:document-statistic meta:table-count="2" meta:cell-count="2175" meta:object-count="0"/>
  </office:meta>
</office:document-meta>
</file>